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7" table:row="19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4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>
          <table:cell-address table:column="2" table:row="5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>
          <table:cell-address table:column="3" table:row="5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>
          <table:cell-address table:column="3" table:row="4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>
          <table:cell-address table:column="3" table:row="8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>
          <table:cell-address table:column="3" table:row="11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>
          <table:cell-address table:column="2" table:row="11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>
          <table:cell-address table:column="2" table:row="8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10">
          <table:cell-address table:column="1" table:row="9" table:table="0"/>
          <office:change-info>
            <dc:creator>Bob Jacobsen</dc:creator>
            <dc:date>2010-08-19T23:29:55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9" table:table="0"/>
          <office:change-info>
            <dc:creator>Bob Jacobsen</dc:creator>
            <dc:date>2010-08-19T23:29:59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0x01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 office:value-type="string">
            <text:p>Log Reply</text:p>
          </table:table-cell>
          <table:table-cell office:value-type="string">
            <text:p>0x02</text:p>
          </table:table-cell>
          <table:table-cell/>
          <table:table-cell table:style-name="ce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onfiguration</text:p>
          </table:table-cell>
          <table:table-cell office:value-type="string">
            <text:p>0x20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>
            <text:p>Remote Button</text:p>
          </table:table-cell>
          <table:table-cell office:value-type="string">
            <text:p>0x21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>
            <text:p>Display</text:p>
          </table:table-cell>
          <table:table-cell office:value-type="string">
            <text:p>0x28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(centrally allocated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6"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(user allocated)</text:p>
          </table:table-cell>
          <table:table-cell table:number-columns-repeated="1023"/>
        </table:table-row>
        <table:table-row table:style-name="ro2" table:number-rows-repeated="65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5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19T15:29:59</dc:date>
    <dc:creator>Bob Jacobsen</dc:creator>
    <meta:editing-duration>PT01H20M40S</meta:editing-duration>
    <meta:editing-cycles>29</meta:editing-cycles>
    <meta:generator>OpenOffice.org/3.2$Unix OpenOffice.org_project/320m12$Build-9483</meta:generator>
    <meta:document-statistic meta:table-count="3" meta:cell-count="34" meta:object-count="0"/>
  </office:meta>
</office:document-meta>
</file>